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nya Sample</text:p>
      <text:p text:style-name="dummypage"/>
      <text:p text:style-name="title_div_scrBody">Nkonya Sample</text:p>
      <text:p text:style-name="logo_div_scrBody"><draw:frame draw:style-name="GraphicsI1" draw:name="Graphics1" text:anchor-type="paragraph" draw:z-index="1" svg:width="2.3063in"><draw:text-box fo:min-height="1in"><text:p text:style-name="publisher">Nkonya SamplePublisher</text:p></draw:text-box></draw:frame></text:p>
      <text:p text:style-name="copyright_scrBody"> </text:p>
      <text:p text:style-name="FrontMatter_div_div_scrBody"><text:span text:style-name="LHeading_FrontMatter_div_div_scrBody">ABOUT THIS DOCUMENT</text:span><text:span text:style-name="span_LText_FrontMatter_div_div_scrBody">This document contains data written in []. For more information about this language, visit </text:span><text:span text:style-name="span_LText_FrontMatter_div_div_scrBody"><text:a text:style-name="span_LText_FrontMatter_div_div_scrBody" xlink:type="simple" xlink:href="http://www.ethnologue.com/language/">http://www.ethnologue.com/language/</text:a></text:span><text:span text:style-name="span_LText_FrontMatter_div_div_scrBody">.</text:span></text:p>
      <text:p text:style-name="div_div_scrBody"><text:span text:style-name="LText_div_div_scrBody"> </text:span></text:p>
      <text:p text:style-name="FrontMatter_div_div_scrBody"><text:span text:style-name="LText_FrontMatter_div_div_scrBody">SIL International</text:span></text:p>
      <text:p text:style-name="div_div_scrBody"><text:span text:style-name="LText_div_div_scrBody"> </text:span></text:p>
      <text:p text:style-name="div_FrontMatter_div_div_scrBody">This work is licensed under the Creative Commons Attribution-NonCommercial-ShareAlike 4.0 Unported License.</text:p>
      <text:p text:style-name="div_FrontMatter_div_div_scrBody">To view a copy of this license, visit </text:p>
      <text:p text:style-name="div_FrontMatter_div_div_scrBody"><text:a xlink:type="simple" xlink:href="http://creativecommons.org/licenses/by-nc-sa/4.0/">http://creativecommons.org/licenses/by-nc-sa/4.0/</text:a></text:p>
      <text:p text:style-name="dummyTOC_scrBody">.</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nko_scrBook_scrBody">Mateo </text:span><text:span text:style-name="scrBookCode_.nko_scrBook_scrBody">MAT</text:span></text:p>
        <text:p text:style-name="TitleSecondary_.nko_TitleMain_scrBook_scrBody">Asʋn Wankláán Ánɩ́</text:p>
        <text:p text:style-name="TitleMain_scrBook_scrBody"><text:span text:style-name="span_.nko_TitleMain_scrBook_scrBody">Mateo</text:span></text:p>
        <text:p text:style-name="TitleSecondary_.nko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nko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1" office:value-type="string" office:string-value="Mateo 21"/></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Brɛ́á Yesu mʋa mʋ akasɩ́pʋ́ bɛbɛ́ɛn Yerusalem wúlu, bɛta Betfage wúlu ánɩ́ ɩbʋ Nfɔ-nyíbʋ</text:span><text:note text:id="ftn1" text:note-class="footnote"><text:note-citation text:label="a">a</text:note-citation><text:note-body><text:p text:style-name="NoteGeneralParagraph"><text:span text:style-name="NoteGeneralParagraph..footnote-marker">21:1-2 </text:span><text:span text:style-name="AlternateReading_.nko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 text:c="1"/><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 <text:span text:style-name="VerseNumber_.nko_Paragraph1_scrSection_columns_scrBook_scrBody"> 3 </text:span>Nɩ́ ɔkʋ ɔfɩ́tɛ́ mlɩ asʋankʋ á, mlɩbla mʋ mlɩaa, ‘Anɩ Wíe dɛ́ amʋ́ hián.’ Ɩnʋnʋ ɔbɛ́ha mlɔ́pʋ amʋ́ ba mɩ.”</text:span></text:p>
          <text:p text:style-name="Paragraph_scrSection_columns_scrBook_scrBody"><text:span text:style-name="span_.nko_Paragraph_scrSection_columns_scrBook_scrBody"> <text:span text:style-name="VerseNumber_.nko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 <text:span text:style-name="VerseNumber_.nko_Line1_scrSection_columns_scrBook_scrBody">  5 </text:span>“Mlɩbla </text:span><text:span text:style-name="SeeInGlossary_.nko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 <text:span text:style-name="VerseNumber_.nko_Paragraph_scrSection_columns_scrBook_scrBody">  6 </text:span>Yesu akasɩ́pʋ́ abanyɔ́ ámʋ bɔyɔ́bwɛ alɩ ámʋ́ʋ́ Yesu lɛ́bláa amʋ́ ámʋ. </text:span><text:span text:style-name="span_.nko_Paragraph_scrSection_columns_scrBook_scrBody"> <text:span text:style-name="VerseNumber_.nko_Paragraph_scrSection_columns_scrBook_scrBody"> 7 </text:span>Bɛkpa afrímú mʋa mʋ bi ámʋ ba, bɛyaɩ́ amʋ́ atati dɩ́nká amʋ́sʋ́, ɔlɔdʋ bian mʋsʋ. </text:span><text:span text:style-name="span_.nko_Paragraph_scrSection_columns_scrBook_scrBody"> <text:span text:style-name="VerseNumber_.nko_Paragraph_scrSection_columns_scrBook_scrBody"> 8 </text:span>Ɔdɔm kpɔnkpɔɔnkpɔntɩ bɛyaɩ́ amʋ́ atati tswɩ ɔkpatɔ, akʋ ɛ́ bebiabía afɩtáa bunbun ɔkpa ámʋtɔ. </text:span><text:span text:style-name="span_.nko_Paragraph_scrSection_columns_scrBook_scrBody"> <text:span text:style-name="VerseNumber_.nko_Paragraph_scrSection_columns_scrBook_scrBody"> 9 </text:span>Ɔdɔm amʋ́ʋ́ bʋgya Yesu nkpá mʋ́a ɔma amʋ bɔsʋrá okitikíti bɛɛ, “</text:span><text:span text:style-name="SeeInGlossary_.nko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 <text:span text:style-name="VerseNumber_.nko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 <text:span text:style-name="VerseNumber_.nko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 <text:span text:style-name="VerseNumber_.nko_Paragraph_scrSection_columns_scrBook_scrBody">  12 </text:span>Mʋ́ʋ́ Yesu lɔ́yɔ </text:span><text:span text:style-name="SeeInGlossary_.nko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 <text:span text:style-name="VerseNumber_.nko_Paragraph_scrSection_columns_scrBook_scrBody"> 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 <text:span text:style-name="VerseNumber_.nko_Paragraph_scrSection_columns_scrBook_scrBody">  14 </text:span>Ansibi abwiepʋ́ pʋ́ abubúpʋ akʋ bɛba mʋ wá Bulu ɔtswɛ́kpa wunsɩnɛ́sʋ́ ɩnʋ, ɔlɛtsa amʋ́ ɩlɔ. </text:span><text:span text:style-name="span_.nko_Paragraph_scrSection_columns_scrBook_scrBody"> <text:span text:style-name="VerseNumber_.nko_Paragraph_scrSection_columns_scrBook_scrBody"> 15 </text:span>Brɛ́á Bulu </text:span><text:span text:style-name="SeeInGlossary_.nko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 <text:span text:style-name="VerseNumber_.nko_Paragraph_scrSection_columns_scrBook_scrBody"> 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 <text:span text:style-name="VerseNumber_.nko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 <text:span text:style-name="VerseNumber_.nko_Paragraph_scrSection_columns_scrBook_scrBody">  18 </text:span>Ɔyɩ kɛhɛ nyankɩ, brɛ́á Yesu léyinkí ɔbá Yerusalem a, akʋ́n dɛ mʋ. </text:span><text:span text:style-name="span_.nko_Paragraph_scrSection_columns_scrBook_scrBody"> <text:span text:style-name="VerseNumber_.nko_Paragraph_scrSection_columns_scrBook_scrBody"> 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 <text:span text:style-name="VerseNumber_.nko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 <text:span text:style-name="VerseNumber_.nko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 <text:span text:style-name="VerseNumber_.nko_Paragraph_scrSection_columns_scrBook_scrBody"> 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 <text:span text:style-name="VerseNumber_.nko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 <text:span text:style-name="VerseNumber_.nko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 <text:span text:style-name="VerseNumber_.nko_Paragraph_scrSection_columns_scrBook_scrBody"> 25 </text:span>Bulu wá Asú Ɔbɔpʋ́ Yohane lénya túmi pʋ́bɔ́ ahá </text:span><text:span text:style-name="SeeInGlossary_.nko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 <text:span text:style-name="VerseNumber_.nko_Paragraph_scrSection_columns_scrBook_scrBody"> 26 </text:span>Ntɛ́ɛ ablɩ́ɩ anɩaa, anyánkpʋ́sa wá itsú.” Támɛ bʋdɛ tɔ́á ahá tsɔtsɔɔtsɔ ámʋ bɔ́bwɛ amʋ́ ifú nya. Tsúfɛ́ amʋ́ fɛ́ɛ́ bohogyi ánɩ́ Bulu ɔnɔ́sʋ́ ɔtɔɩ́pʋ́ Yohane gyí. </text:span><text:span text:style-name="span_.nko_Paragraph_scrSection_columns_scrBook_scrBody"> <text:span text:style-name="VerseNumber_.nko_Paragraph_scrSection_columns_scrBook_scrBody"> 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 <text:span text:style-name="VerseNumber_.nko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 <text:span text:style-name="VerseNumber_.nko_Paragraph_scrSection_columns_scrBook_scrBody"> 29 </text:span>Ɔlɛbláa mʋ sɩ ɔbɛ́ɛ, ‘Mmɔ́ɔyɔ.’ Mʋ́ ɔma a, ɔlɛlatsɛ mʋ agywɩɩn, yɔ́ ndɔ ámʋtɔ. </text:span><text:span text:style-name="span_.nko_Paragraph_scrSection_columns_scrBook_scrBody"> <text:span text:style-name="VerseNumber_.nko_Paragraph_scrSection_columns_scrBook_scrBody"> 30 </text:span>Amʋ́ sɩ́ lɛ́natɩ́ yɔ́ ɔkʋsʋ amʋ ɛ́ wá yɛ́bláa mʋ alɩ kɛ́n. Ɔkʋsʋ amʋ lótsulá ɔbɛ́ɛ, ‘Mɩ́ sɩ́, nɔ́yɔ.’ Támɛ ɔmɔyɔ.” </text:span><text:span text:style-name="span_.nko_Paragraph_scrSection_columns_scrBook_scrBody"> <text:span text:style-name="VerseNumber_.nko_Paragraph_scrSection_columns_scrBook_scrBody"> 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 <text:span text:style-name="VerseNumber_.nko_Paragraph_scrSection_columns_scrBook_scrBody"> 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fr2" draw:name="Frame2" text:anchor-type="paragraph" draw:z-index="1" svg:width="72pt" svg:height="72pt"><draw:text-box fo:min-height="1in"><draw:frame draw:style-name="gr2" draw:name="Graphics2" text:anchor-type="paragraph" svg:width="72pt" svg:height="72pt"><draw:image xlink:type="simple" xlink:show="embed" xlink:actuate="onLoad" xlink:href="Pictures/lb00103b.jpg"/><svg:title>lb00103b.jpg</svg:title></draw:frame><text:p text:style-name="pictureCaption_pictureCenter_Paragraph_scrSection_columns_scrBook_scrBody"><text:p text:style-name="span_.nko_pictureCaption_pictureCenter_Paragraph_scrSection_columns_scrBook_scrBody">Wáɩn Ndɔ nɩ́.</text:p></text:p></draw:text-box></draw:frame><text:span text:style-name="span_.nko_Paragraph_scrSection_columns_scrBook_scrBody"> <text:span text:style-name="VerseNumber_.nko_Paragraph_scrSection_columns_scrBook_scrBody">  33 </text:span>“Mlɩnu yébi ɩkʋ ɛ́. Ɔdɔtɔpʋ ɔkʋ lɔ́dɔ </text:span><text:span text:style-name="SeeInGlossary_.nko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 <text:span text:style-name="VerseNumber_.nko_Paragraph_scrSection_columns_scrBook_scrBody"> 34 </text:span>Brɛ́á wáɩn-abí amʋ kpɔtɩ́bɩ lɔ́fʋn a, ɔlɔwa mʋ asúmpʋ́ apafɔ ámʋ wá ɔbɛ́ɛ, bʋyɔ́hɔ mʋ ogyíkpá ba mʋ. </text:span><text:span text:style-name="span_.nko_Paragraph_scrSection_columns_scrBook_scrBody"> <text:span text:style-name="VerseNumber_.nko_Paragraph_scrSection_columns_scrBook_scrBody"> 35 </text:span>Támɛ apafɔ ámʋ bɛkɩtá amʋ́, dá ɔkʋlɛ, mɔ́ ɔkʋlɛ, dá ɔkʋlɛ ɛ́ abwi. </text:span><text:span text:style-name="span_.nko_Paragraph_scrSection_columns_scrBook_scrBody"> <text:span text:style-name="VerseNumber_.nko_Paragraph_scrSection_columns_scrBook_scrBody"> 36 </text:span>Ndɔ mʋ wie amʋ lɛ́trá wa mʋ asúmpʋ́ bámbá ánɩ́ bʋtsɔ dʋn agyankpapʋ amʋ. Apafɔ ámʋ bɔbwɛ amʋ́ ɛ́ alɩ kɛ́n. </text:span><text:span text:style-name="span_.nko_Paragraph_scrSection_columns_scrBook_scrBody"> <text:span text:style-name="VerseNumber_.nko_Paragraph_scrSection_columns_scrBook_scrBody"> 37 </text:span>Mʋ́ tráhɛ kʋ́ráá á, ɔlɛblɩ́ ɔbɛ́ɛ, ‘Oo, bóbu mɩ́ bí kwɩ́ɩ́hɛ́ mʋ́.’ Mʋ́ sʋ ɔlɔwa mʋ ɛ́. </text:span><text:span text:style-name="span_.nko_Paragraph_scrSection_columns_scrBook_scrBody"> <text:span text:style-name="VerseNumber_.nko_Paragraph_scrSection_columns_scrBook_scrBody"> 38 </text:span>Támɛ brɛ́á apafɔ ámʋ bowun mʋ bi ámʋ sɩ́sɩ́ á, bɛbláa aba bɛɛ, ‘Ɔ́nɩ obégyi mʋ sɩ atɔ́ nɩ́. Mlɩha amɔ mʋ, mɛ́nɩ ndɔ ámʋ ibémlí anɩ klɛ́.’ </text:span><text:span text:style-name="span_.nko_Paragraph_scrSection_columns_scrBook_scrBody"> <text:span text:style-name="VerseNumber_.nko_Paragraph_scrSection_columns_scrBook_scrBody"> 39 </text:span>Mʋ́ sʋ bɛkɩtá mʋ, bɩ́tɩ́a mʋ dálɩ ndɔ ámʋtɔ yɔ́mɔ mʋ.”</text:span></text:p>
          <text:p text:style-name="Paragraph_scrSection_columns_scrBook_scrBody"><text:span text:style-name="span_.nko_Paragraph_scrSection_columns_scrBook_scrBody"> <text:span text:style-name="VerseNumber_.nko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 <text:span text:style-name="VerseNumber_.nko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 <text:span text:style-name="VerseNumber_.nko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 <text:span text:style-name="VerseNumber_.nko_Paragraph_scrSection_columns_scrBook_scrBody">  43 </text:span>“Mʋ́ sʋ ndɛ mlɩ bláa mbɛ́ɛ, Bulu ɔbɔ́hɔ mʋ </text:span><text:span text:style-name="SeeInGlossary_.nko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 <text:span text:style-name="VerseNumber_.nko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b</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 text:c="1"/><text:span text:style-name="span_.nko_Paragraph_scrSection_columns_scrBook_scrBody"><text:bookmark-start text:name="f2ca6b4d6-8f49-4889-b0a2-53bba5fc6137"/><text:bookmark-end text:name="f2ca6b4d6-8f49-4889-b0a2-53bba5fc6137"/>” </text:span><text:span text:style-name="span_.nko_Paragraph_scrSection_columns_scrBook_scrBody"> <text:span text:style-name="VerseNumber_.nko_Paragraph_scrSection_columns_scrBook_scrBody"> 45 </text:span>Brɛ́á Bulu igyi ahapʋ́ dɛhɛn pʋ́ Farisifɔ ámʋ bonu Yesu ayébi anfɩ á, ɩlɔwankɩ́ amʋ́ ánɩ́ amʋ́ ɔdɛ. </text:span><text:span text:style-name="span_.nko_Paragraph_scrSection_columns_scrBook_scrBody"> <text:span text:style-name="VerseNumber_.nko_Paragraph_scrSection_columns_scrBook_scrBody"> 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nko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2" office:value-type="string" office:string-value="Mateo 22"/></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 <text:span text:style-name="VerseNumber_.nko_Paragraph1_scrSection_columns_scrBook_scrBody"> 3 </text:span>ɔlɛtɩ ahá ɔbɛ́ɛ, bʋbá nkɛ ámʋ asɩ. Brɛ́á owíe ámʋ lɔ́bwɛ tá á, ɔlɔwa mʋ asúmpʋ́ ɔbɛ́ɛ, bʋyɛ́tɩ ahá ámʋ abʋba, támɛ bekiná bá. </text:span><text:span text:style-name="span_.nko_Paragraph1_scrSection_columns_scrBook_scrBody"> <text:span text:style-name="VerseNumber_.nko_Paragraph1_scrSection_columns_scrBook_scrBody"> 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 <text:span text:style-name="VerseNumber_.nko_Paragraph1_scrSection_columns_scrBook_scrBody"> 5 </text:span>Támɛ ahá ámʋ́ʋ́ bɛyɛ́tɩ ámʋ bʋmɛkplá amʋ́. Bɛnatɩ́ sí amʋ́ yɔ́ amʋ́ agyʋ́másʋ́. Akʋ bɛnatɩ́ yɔ́ amʋ́ ndɔtɔ. Akʋ ɛ́ bɛnatɩ́ yɔ́ amʋ́ ibíá ogyíkpá. </text:span><text:span text:style-name="span_.nko_Paragraph1_scrSection_columns_scrBook_scrBody"> <text:span text:style-name="VerseNumber_.nko_Paragraph1_scrSection_columns_scrBook_scrBody"> 6 </text:span>Amʋ́ atráhɛ bɛkɩtá asúmpʋ́ amʋ, dá amʋ́, mɔ́ amʋ́. </text:span><text:span text:style-name="span_.nko_Paragraph1_scrSection_columns_scrBook_scrBody"> <text:span text:style-name="VerseNumber_.nko_Paragraph1_scrSection_columns_scrBook_scrBody"> 7 </text:span>Brɛ́á owíe amʋ lónu asʋ́n ánfɩ á, ɔblɔ́ lɛhɩɛ́ kɩ́tá mʋ. Mʋ́ sʋ ɔlɔwa mʋ ɩsá akɔpʋ́, bɔyɔ́mɔ ahá ámʋ́ʋ́ bɔmɔ mʋ asúmpʋ́ amʋ, wá amʋ́ wúlu ogyá. </text:span><text:span text:style-name="span_.nko_Paragraph1_scrSection_columns_scrBook_scrBody"> <text:span text:style-name="VerseNumber_.nko_Paragraph1_scrSection_columns_scrBook_scrBody"> 8 </text:span>Mʋ́ʋ́ ɔlɛbláa mʋ asúmpʋ́ bámbá ɔbɛ́ɛ, ‘Banɩ́ná ɔtsɩkpaɩ́n atogyihɛ amʋ tá, támɛ ahá ámʋ́ʋ́ nɛtɩ ámʋ bʋmɔfʋn ha mɩ́ wóyítɔ́ ba. </text:span><text:span text:style-name="span_.nko_Paragraph1_scrSection_columns_scrBook_scrBody"> <text:span text:style-name="VerseNumber_.nko_Paragraph1_scrSection_columns_scrBook_scrBody"> 9 </text:span>Mʋ́ sʋ mlɩwie awúlutɔ, amlɩtɩ ɔhagyíɔha ánɩ́ mlówun, ɔba ɔtsɩ ɔkpaɩ́nkpá ɩnʋ.’ </text:span><text:span text:style-name="span_.nko_Paragraph1_scrSection_columns_scrBook_scrBody"> <text:span text:style-name="VerseNumber_.nko_Paragraph1_scrSection_columns_scrBook_scrBody"> 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 <text:span text:style-name="VerseNumber_.nko_Paragraph_scrSection_columns_scrBook_scrBody">  11 </text:span>“Támɛ brɛ́á owíe amʋ lɛ́bɛkɩ ahá ámʋ́ʋ́ batɩ́ ámʋ a, olowun oyin ɔkʋá ɔmɔwa ɔtsɩkpaɩ́n nkɛtɔ atadɩɛ. </text:span><text:span text:style-name="span_.nko_Paragraph_scrSection_columns_scrBook_scrBody"> <text:span text:style-name="VerseNumber_.nko_Paragraph_scrSection_columns_scrBook_scrBody"> 12 </text:span>Mʋ́ʋ́ ɔlɛfɩtɛ́ mʋ ɔbɛ́ɛ, ‘Agya, nkálɩ ɩlɔbwɛ fʋmɔwa ɔtsɩkpaɩ́n nkɛtɔ atadɩɛ asa fɛba nfɩ?’ Oyin ámʋ mɛ́talɩ́ lɛ́ mʋ́ ɔnɔ́. </text:span><text:span text:style-name="span_.nko_Paragraph_scrSection_columns_scrBook_scrBody"> <text:span text:style-name="VerseNumber_.nko_Paragraph_scrSection_columns_scrBook_scrBody"> 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 <text:span text:style-name="VerseNumber_.nko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 <text:span text:style-name="VerseNumber_.nko_Paragraph_scrSection_columns_scrBook_scrBody">  15 </text:span>Farisifɔ ámʋ bɔyɔ́bwɛ ɔnɔ-ɔkʋlɛ ánɩ́ bɛ́tɛtɛ́ɛ Yesu ɔnɔ́tɔ́ asʋ́n nú, abʋnya mʋ akɩtálɛ́. </text:span><text:span text:style-name="span_.nko_Paragraph_scrSection_columns_scrBook_scrBody"> <text:span text:style-name="VerseNumber_.nko_Paragraph_scrSection_columns_scrBook_scrBody"> 16 </text:span>Mʋ́ sʋ bɔwa amʋ́ akasɩ́pʋ́ pʋ́ Owíe </text:span><text:span text:style-name="SeeInGlossary_.nko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 <text:span text:style-name="VerseNumber_.nko_Paragraph_scrSection_columns_scrBook_scrBody"> 17 </text:span>Mʋ́ sʋ anɩdɛ́ fʋ́ fɩtɛ́ anu. Anɩ mbla lɛ́ha ɔkpa ánɩ́ akáa lampóo ha Roma owíe dɛhɛn Kaesare, ntɛ́ɛ anɩmáka?”</text:span></text:p>
          <text:p text:style-name="Paragraph_scrSection_columns_scrBook_scrBody"><draw:frame draw:style-name="fr3" draw:name="Frame3" text:anchor-type="paragraph" draw:z-index="1" svg:width="72pt" svg:height="72pt"><draw:text-box fo:min-height="1in"><draw:frame draw:style-name="gr3" draw:name="Graphics3" text:anchor-type="paragraph" svg:width="72pt" svg:height="72pt"><draw:image xlink:type="simple" xlink:show="embed" xlink:actuate="onLoad" xlink:href="Pictures/hk00166b.jpg"/><svg:title>hk00166b.jpg</svg:title></draw:frame><text:p text:style-name="pictureCaption_pictureCenter_Paragraph_scrSection_columns_scrBook_scrBody"><text:p text:style-name="span_.nko_pictureCaption_pictureCenter_Paragraph_scrSection_columns_scrBook_scrBody">Lampóoka kɔ́ba nɩ.</text:p></text:p></draw:text-box></draw:frame><text:span text:style-name="span_.nko_Paragraph_scrSection_columns_scrBook_scrBody"> <text:span text:style-name="VerseNumber_.nko_Paragraph_scrSection_columns_scrBook_scrBody">  18 </text:span>Támɛ Yesu lówun amʋ́ agywɩɩn laláhɛ amʋ. Mʋ́ sʋ ɔlɛfɩtɛ́ amʋ́ ɔbɛ́ɛ, “Apinabwɛbí abwɛpʋ́, ntogyi sʋ́ mlɩdɛ́ mɩ́ sɔ́ɔ kɩ? </text:span><text:span text:style-name="span_.nko_Paragraph_scrSection_columns_scrBook_scrBody"> <text:span text:style-name="VerseNumber_.nko_Paragraph_scrSection_columns_scrBook_scrBody"> 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 <text:span text:style-name="VerseNumber_.nko_Paragraph_scrSection_columns_scrBook_scrBody"> 20 </text:span>ɔlɛfɩtɛ́ amʋ́ ɔbɛ́ɛ, “Ma nwun pʋ́ mʋ dá dɩ́n mʋ́sʋ́?”</text:span></text:p>
          <text:p text:style-name="Paragraph_scrSection_columns_scrBook_scrBody"><text:span text:style-name="span_.nko_Paragraph_scrSection_columns_scrBook_scrBody"> <text:span text:style-name="VerseNumber_.nko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 <text:span text:style-name="VerseNumber_.nko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 <text:span text:style-name="VerseNumber_.nko_Paragraph_scrSection_columns_scrBook_scrBody">  23 </text:span>Ɛkɛ ámʋ kɛ́n á, </text:span><text:span text:style-name="SeeInGlossary_.nko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 <text:span text:style-name="VerseNumber_.nko_Paragraph_scrSection_columns_scrBook_scrBody"> 24 </text:span>“Osunápʋ́, Mose lɔ́wanlɩ́n tswɩ anɩ ɔbɛ́ɛ, ‘Nɩ́ ɔkʋ mʋa mʋ ka bʋmɔkwɩɩ́ asa olowu sí mʋ ka ámʋ a, mʋ pio otsú mʋ ka ámʋ tsia, fɛ́kɩ ɔkwɩɩ ha owupʋ́ ámʋ.’ </text:span><text:span text:style-name="span_.nko_Paragraph_scrSection_columns_scrBook_scrBody"> <text:span text:style-name="VerseNumber_.nko_Paragraph_scrSection_columns_scrBook_scrBody"> 25 </text:span>Oyin ɔkʋlɛ abí abasíénɔ́ akʋ betsiá. Amʋ́tɔ́ ogyankpapʋ létsiá ɔká, támɛ ɔmɔkwɩɩ́ asa olowu. Mʋ pio lótsu ɔsʋrapʋka amʋ tsía, </text:span><text:span text:style-name="span_.nko_Paragraph_scrSection_columns_scrBook_scrBody"> <text:span text:style-name="VerseNumber_.nko_Paragraph_scrSection_columns_scrBook_scrBody"> 26 </text:span>támɛ mʋ ɛ́ ɔmɔkwɩɩ́. Ɔsaasɩ lótsu ɔtsɩ ámʋ tsía. Mʋ ɛ́ ɔmɔkwɩɩ́. Alɩɩ yɔ́tʋ osienɔ́sɩ́ amʋ. </text:span><text:span text:style-name="span_.nko_Paragraph_scrSection_columns_scrBook_scrBody"> <text:span text:style-name="VerseNumber_.nko_Paragraph_scrSection_columns_scrBook_scrBody"> 27 </text:span>Ɔma-ɔma a, ɔsʋrapʋ mʋ ɛ́ lóbowu. </text:span><text:span text:style-name="span_.nko_Paragraph_scrSection_columns_scrBook_scrBody"> <text:span text:style-name="VerseNumber_.nko_Paragraph_scrSection_columns_scrBook_scrBody"> 28 </text:span>Afúli ɔkʋsʋ́kɛ́ a, amʋ́tɔ́ ɔmɔmʋ ɔbɔ́bwɛ mʋ kulu? Tsúfɛ́ amʋ́ abasíénɔ́ ámʋ fɛ́ɛ́ betsiá mʋ.”</text:span></text:p>
          <text:p text:style-name="Paragraph_scrSection_columns_scrBook_scrBody"><text:span text:style-name="span_.nko_Paragraph_scrSection_columns_scrBook_scrBody"> <text:span text:style-name="VerseNumber_.nko_Paragraph_scrSection_columns_scrBook_scrBody">  29 </text:span>Mʋ́ʋ́ Yesu lɛ́lɛ mʋ́ ɔnɔ́ ɔbɛ́ɛ, “Megyí mlɩ ológyi. Mlɩméyín Bulu asʋn wanlɩ́nhɛ́ amʋ ntɛ́ɛ Bulu túmi. </text:span><text:span text:style-name="span_.nko_Paragraph_scrSection_columns_scrBook_scrBody"> <text:span text:style-name="VerseNumber_.nko_Paragraph_scrSection_columns_scrBook_scrBody"> 30 </text:span>Nɩ́ afúli bɔkʋ́sʋ́ á, bɔ́bwɛ fɛ́ Bulu-abɔpʋ. Bʋméetsiá aká mʋ́a akúlu. </text:span><text:span text:style-name="span_.nko_Paragraph_scrSection_columns_scrBook_scrBody"> <text:span text:style-name="VerseNumber_.nko_Paragraph_scrSection_columns_scrBook_scrBody"> 31 </text:span>Mlɩmɔ́kʋ́kla asʋ́n ánɩ́ Bulu onutó lɛ́bláa mlɩ tsú afúlikʋsʋ́ ɩwɩ? </text:span><text:span text:style-name="span_.nko_Paragraph_scrSection_columns_scrBook_scrBody"> <text:span text:style-name="VerseNumber_.nko_Paragraph_scrSection_columns_scrBook_scrBody"> 32 </text:span>Bulu asʋn wanlɩ́nhɛ́ lɛ́blɩ́ ɔbɛ́ɛ, ‘Mɩ́gyí mlɩ anáin </text:span><text:span text:style-name="SeeInGlossary_.nko_Paragraph_scrSection_columns_scrBook_scrBody">Abraham</text:span><text:span text:style-name="span_.nko_Paragraph_scrSection_columns_scrBook_scrBody"> mʋa </text:span><text:span text:style-name="SeeInGlossary_.nko_Paragraph_scrSection_columns_scrBook_scrBody">Isak</text:span><text:span text:style-name="span_.nko_Paragraph_scrSection_columns_scrBook_scrBody"> pʋ́ </text:span><text:span text:style-name="SeeInGlossary_.nko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 <text:span text:style-name="VerseNumber_.nko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 <text:span text:style-name="VerseNumber_.nko_Paragraph_scrSection_columns_scrBook_scrBody">  34 </text:span>Brɛ́á Farisifɔ bowun ánɩ́ Yesu lalɛ́ Sadukifɔ ámʋ asʋ́n ɔnɔ́, asʋ́n lawú wá amʋ́ ɔnɔ́ á, bɛkpa aba ya Yesu wá. </text:span><text:span text:style-name="span_.nko_Paragraph_scrSection_columns_scrBook_scrBody"> <text:span text:style-name="VerseNumber_.nko_Paragraph_scrSection_columns_scrBook_scrBody"> 35 </text:span>Amʋ́tɔ́ ɔkʋlɛá ogyi mbla osunápʋ́ lɛ́fɩtɛ́ Yesu asʋ́n, ɔpʋsɔ mʋ kɩ. </text:span><text:span text:style-name="span_.nko_Paragraph_scrSection_columns_scrBook_scrBody"> <text:span text:style-name="VerseNumber_.nko_Paragraph_scrSection_columns_scrBook_scrBody"> 36 </text:span>Ɔlɛfɩtɛ́ Yesu ɔbɛ́ɛ, “Osunápʋ́, Bulu mbla ámʋtɔ mɔmʋ dʋ́n?”</text:span></text:p>
          <text:p text:style-name="Paragraph_scrSection_columns_scrBook_scrBody"><text:span text:style-name="span_.nko_Paragraph_scrSection_columns_scrBook_scrBody"> <text:span text:style-name="VerseNumber_.nko_Paragraph_scrSection_columns_scrBook_scrBody">  37 </text:span>Yesu lɛ́bláa mʋ ɔbɛ́ɛ, “ ‘Pʋ fʋ́ klʋn, fʋ́ ɔkláa pʋ́ fʋ́ agywɩɩn fɛ́ɛ́ dwɛ fʋ́ Wíe Bulu.’ </text:span><text:span text:style-name="span_.nko_Paragraph_scrSection_columns_scrBook_scrBody"> <text:span text:style-name="VerseNumber_.nko_Paragraph_scrSection_columns_scrBook_scrBody"> 38 </text:span>Ɩ́nɩ gyí mbla ámʋtɔ gyankpapʋ ánɩ́ ɩdʋn mʋ́ fɛ́ɛ́ nɩ́. </text:span><text:span text:style-name="span_.nko_Paragraph_scrSection_columns_scrBook_scrBody"> <text:span text:style-name="VerseNumber_.nko_Paragraph_scrSection_columns_scrBook_scrBody"> 39 </text:span>Nyɔɔsɩ ɛ́ igyi fɛ́ mʋ́. ‘Dwɛ fʋ́ bá fɛ́ fʋ́ ɩwɩ.’ </text:span><text:span text:style-name="span_.nko_Paragraph_scrSection_columns_scrBook_scrBody"> <text:span text:style-name="VerseNumber_.nko_Paragraph_scrSection_columns_scrBook_scrBody"> 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 <text:span text:style-name="VerseNumber_.nko_Paragraph_scrSection_columns_scrBook_scrBody">  41 </text:span>Ɩ́nɩá Farisifɔ ámʋ bebefia sí bʋlɩɩ́ sʋ á, Yesu lɛ́fɩtɛ́ amʋ́ ɔbɛ́ɛ, </text:span><text:span text:style-name="span_.nko_Paragraph_scrSection_columns_scrBook_scrBody"> <text:span text:style-name="VerseNumber_.nko_Paragraph_scrSection_columns_scrBook_scrBody"> 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 <text:span text:style-name="VerseNumber_.nko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 <text:span text:style-name="VerseNumber_.nko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 <text:span text:style-name="VerseNumber_.nko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 <text:span text:style-name="VerseNumber_.nko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fr4" draw:name="Frame4" text:anchor-type="paragraph" draw:z-index="1" svg:width="72pt" svg:height="72pt"><draw:text-box fo:min-height="1in"><draw:frame draw:style-name="gr4" draw:name="Graphics4" text:anchor-type="paragraph" svg:width="72pt" svg:height="72pt"><draw:image xlink:type="simple" xlink:show="embed" xlink:actuate="onLoad" xlink:href="Pictures/hk00274b.jpg"/><svg:title>hk00274b.jpg</svg:title></draw:frame><text:p text:style-name="pictureCaption_pictureCenter_Paragraph1_scrSection_columns_scrBook_scrBody"><text:p text:style-name="span_.nko_pictureCaption_pictureCenter_Paragraph1_scrSection_columns_scrBook_scrBody">Farisiyin nɩ.</text:p></text:p></draw:text-box></draw:frame><text:span text:style-name="ChapterNumber_.nko_Paragraph1_scrSection_columns_scrBook_scrBody">23</text:span> <text:span text:style-name="span_.nko_Paragraph1_scrSection_columns_scrBook_scrBody"> <text:span text:style-name="VerseNumber1_.nko_Paragraph1_scrSection_columns_scrBook_scrBody"> 1 </text:span>Asʋ́n ánfɩ ɔma a, Yesu lɛ́bláa ɔdɔm amʋ pʋ́ mʋ akasɩ́pʋ́ amʋ ɔbɛ́ɛ, </text:span><text:span text:style-name="span_.nko_Paragraph1_scrSection_columns_scrBook_scrBody"> <text:span text:style-name="VerseNumber_.nko_Paragraph1_scrSection_columns_scrBook_scrBody"> 2 </text:span>“Mose mbla Farisifɔ pʋ́ Mbla asunápʋ́ amʋ bʋdesuná. </text:span><text:span text:style-name="span_.nko_Paragraph1_scrSection_columns_scrBook_scrBody"> <text:span text:style-name="VerseNumber_.nko_Paragraph1_scrSection_columns_scrBook_scrBody"> 3 </text:span>Mʋ́ sʋ mlɩgyi amʋ́ asʋn blɩ́hɛ́ fɛ́ɛ́sʋ́, támɛ mlɩmátsiá amʋ́ atsiábi. Tsúfɛ́ bʋtamagyi amʋ́ onutó asʋn blɩ́hɛ́sʋ. </text:span><text:span text:style-name="span_.nko_Paragraph1_scrSection_columns_scrBook_scrBody"> <text:span text:style-name="VerseNumber_.nko_Paragraph1_scrSection_columns_scrBook_scrBody"> 4 </text:span>Bʋtɔpʋ́ atɔ dwindwín sʋ́rá ahá, támɛ amʋ́ onutó bʋtamapʋ́ osrebi ɔkʋlɛ kʋ́ráá tsá amʋ́ tsu. </text:span><text:span text:style-name="span_.nko_Paragraph1_scrSection_columns_scrBook_scrBody"> <text:span text:style-name="VerseNumber_.nko_Paragraph1_scrSection_columns_scrBook_scrBody"> 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 <text:span text:style-name="VerseNumber_.nko_Paragraph1_scrSection_columns_scrBook_scrBody"> 6 </text:span>Bʋtekle otsiákpá yilé tsiá nkɛ ogyíkpá pʋ́ Yudafɔ Ofíakpa. </text:span><text:span text:style-name="span_.nko_Paragraph1_scrSection_columns_scrBook_scrBody"> <text:span text:style-name="VerseNumber_.nko_Paragraph1_scrSection_columns_scrBook_scrBody"> 7 </text:span>Bɛdálɩ yɔ dɩnsʋ á, bʋtekle bɛɛ ahá bʋtɩ́ɩ amʋ́ bɛɛ, ‘Asunápʋ́,’ abʋbun ha amʋ́ itsiá. </text:span><text:span text:style-name="span_.nko_Paragraph1_scrSection_columns_scrBook_scrBody"> <text:span text:style-name="VerseNumber_.nko_Paragraph1_scrSection_columns_scrBook_scrBody"> 8 </text:span>Mlɩ fɛ́ɛ́ á, apíó mlɩgyí. Mʋ́ sʋ mlɩmáha abʋtɩ mlɩtɔ ɔhaa osunápʋ́. Ɔbakʋ́lɛ pɛ́ gyí mlɩ osunápʋ́. </text:span><text:span text:style-name="span_.nko_Paragraph1_scrSection_columns_scrBook_scrBody"> <text:span text:style-name="VerseNumber_.nko_Paragraph1_scrSection_columns_scrBook_scrBody"> 9 </text:span>Alɩ kɛ́n mlɩmátɩ ɔhaa mlɩ sɩ́ ɔsʋlʋ́ʋ anfɩsʋ nɩ́. Tsúfɛ́ Ɔsɩ́ ɔkʋlɛ pɛ́ mlɩbʋ, ɔbʋ ɔsʋ́sʋ́. </text:span><text:span text:style-name="span_.nko_Paragraph1_scrSection_columns_scrBook_scrBody"> <text:span text:style-name="VerseNumber_.nko_Paragraph1_scrSection_columns_scrBook_scrBody"> 10 </text:span>Tráhɛtráhɛ a, mlɩtɔ ɔhaa máha abʋtɩ mʋ nkpá ogyápʋ. Tsúfɛ́ nkpá ogyápʋ ɔkʋlɛ pɛ́ mlɩbʋ. Mʋgyí Kristo, (ɔhá ámʋ́ʋ́ Bulu ladá mʋ ofúli amʋ). </text:span><text:span text:style-name="span_.nko_Paragraph1_scrSection_columns_scrBook_scrBody"> <text:span text:style-name="VerseNumber_.nko_Paragraph1_scrSection_columns_scrBook_scrBody"> 11 </text:span>Mlɩtɔ ɔhandɛ ɔbwɛ́ɛ mlɩ osúmpʋ́. </text:span><text:span text:style-name="span_.nko_Paragraph1_scrSection_columns_scrBook_scrBody"> <text:span text:style-name="VerseNumber_.nko_Paragraph1_scrSection_columns_scrBook_scrBody"> 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 <text:span text:style-name="VerseNumber_.nko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c</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ko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s text:c="1"/></text:p>
          <text:p text:style-name="Paragraph_scrSection_columns_scrBook_scrBody"><text:bookmark-start text:name="fdbe46238-15d3-4306-89c4-4b41d3ccd8b0"/><text:bookmark-end text:name="fdbe46238-15d3-4306-89c4-4b41d3ccd8b0"/><text:span text:style-name="span_.nko_Paragraph_scrSection_columns_scrBook_scrBody"> <text:span text:style-name="VerseNumber_.nko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 <text:span text:style-name="VerseNumber_.nko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 <text:span text:style-name="VerseNumber_.nko_Paragraph_scrSection_columns_scrBook_scrBody"> 17 </text:span>Ansibi abwiepʋ́! Aha mimláhɛ! Mʋ́tɔ́ mɔmʋ bʋ labi dʋn? Sika pɛpɛ atɔ́ ámʋ lóó, ntɛ́ɛ Bulu ɔtswɛ́kpa obu ámʋ́ʋ́ ɩlahá sika ámʋ lamlí Bulu klɛ́ amʋ? </text:span><text:span text:style-name="span_.nko_Paragraph_scrSection_columns_scrBook_scrBody"> <text:span text:style-name="VerseNumber_.nko_Paragraph_scrSection_columns_scrBook_scrBody"> 18 </text:span>Mlɩtɛtráa blɩ́ mlɩaa, ‘Nɩ́ ɔkʋ ɔká </text:span><text:span text:style-name="SeeInGlossary_.nko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 <text:span text:style-name="VerseNumber_.nko_Paragraph_scrSection_columns_scrBook_scrBody"> 19 </text:span>Ansibi abwiepʋ́! Mʋ́tɔ́ mɔmʋ bʋ labi dʋn? Afɔdɩɛ-abɔtɔ́ ámʋ ntɛ́ɛ afɔdɩɛ-asubwi ámʋ́ʋ́ ɩlahá mʋ́ ɩlamlí Bulu klɛ́ amʋ? </text:span><text:span text:style-name="span_.nko_Paragraph_scrSection_columns_scrBook_scrBody"> <text:span text:style-name="VerseNumber_.nko_Paragraph_scrSection_columns_scrBook_scrBody"> 20 </text:span>Nɩ́ fɛká afɔdɩɛ-asubwi amʋ ntam a, faká ibwi ámʋ pʋ́ atɔ́á ɩdɩn mʋ́sʋ́ fɛ́ɛ́ ntam. </text:span><text:span text:style-name="span_.nko_Paragraph_scrSection_columns_scrBook_scrBody"> <text:span text:style-name="VerseNumber_.nko_Paragraph_scrSection_columns_scrBook_scrBody"> 21 </text:span>Nɩ́ fɛká Bulu ɔtswɛ́kpa amʋ ntam a, faká Bulu mʋa mʋ otsiákpá ntam. </text:span><text:span text:style-name="span_.nko_Paragraph_scrSection_columns_scrBook_scrBody"> <text:span text:style-name="VerseNumber_.nko_Paragraph_scrSection_columns_scrBook_scrBody"> 22 </text:span>Nɩ́ fɛká ɔsʋ́sʋ́ ntam a, faká Bulu mʋa mʋ owíe obíá ntam.</text:span></text:p>
          <text:p text:style-name="Paragraph_scrSection_columns_scrBook_scrBody"><text:span text:style-name="span_.nko_Paragraph_scrSection_columns_scrBook_scrBody"> <text:span text:style-name="VerseNumber_.nko_Paragraph_scrSection_columns_scrBook_scrBody">  23 </text:span>“Mlɩ Farisifɔ pʋ́ Mose mbla asunápʋ́, apinabwɛbí abwɛpʋ́, mlɩgyɔwɩ nɩ́. Mlɩteye mlɩ ɔtsʋtsʋ́ pʋ́ kpántánkplámá aná fɛ́ɛ́tɔ́ idú, pʋ́ </text:span><text:span text:style-name="SeeInGlossary_.nko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 <text:span text:style-name="VerseNumber_.nko_Paragraph_scrSection_columns_scrBook_scrBody"> 24 </text:span>Ansibi abwiepʋ́ ánɩ́ mlɩdɛ́ ahá kpa, mlɩgyɔwɩ nɩ́. Mlɩtɔtsrɔ́ mbépi lɛ́ oputsútɔ́, támɛ mlɩtɛmɛ́ mbéwun.</text:span></text:p>
          <text:p text:style-name="Paragraph_scrSection_columns_scrBook_scrBody"><text:span text:style-name="span_.nko_Paragraph_scrSection_columns_scrBook_scrBody"> <text:span text:style-name="VerseNumber_.nko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 <text:span text:style-name="VerseNumber_.nko_Paragraph_scrSection_columns_scrBook_scrBody"> 26 </text:span>Farisifɔ ansibi abwiepʋ́, mlɩgyankpa fwɩ nwɛ mʋ́a nlɛpɛ ámʋtɔ, mʋ́ ɔma ɛ́ bɛ́tɩn.</text:span></text:p>
          <text:p text:style-name="Paragraph_scrSection_columns_scrBook_scrBody"><text:span text:style-name="span_.nko_Paragraph_scrSection_columns_scrBook_scrBody"> <text:span text:style-name="VerseNumber_.nko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 <text:span text:style-name="VerseNumber_.nko_Paragraph_scrSection_columns_scrBook_scrBody"> 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 <text:span text:style-name="VerseNumber_.nko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 <text:span text:style-name="VerseNumber_.nko_Paragraph_scrSection_columns_scrBook_scrBody"> 31 </text:span>Mlɩ asʋn blɩ́hɛ́ anfɩ désuná ánɩ́ mlɩgyí Bulu ɔnɔ́sʋ́ atɔɩ́pʋ́ amɔpʋ́ ámʋ abí-aná nɩ́. </text:span><text:span text:style-name="span_.nko_Paragraph_scrSection_columns_scrBook_scrBody"> <text:span text:style-name="VerseNumber_.nko_Paragraph_scrSection_columns_scrBook_scrBody"> 32 </text:span>Mlɩwuna yɔ mʋ́sʋ́, amlɩmɔ mlɩ anáin bwɛhɛ́ ámʋ ɔnɔ́. </text:span><text:span text:style-name="span_.nko_Paragraph_scrSection_columns_scrBook_scrBody"> <text:span text:style-name="VerseNumber_.nko_Paragraph_scrSection_columns_scrBook_scrBody"> 33 </text:span>Awɔ, abɛ abí-aná! Mlɛ́talɩ́ srɩ́ sí ɩpɔ́n ámʋ́ʋ́ Bulu ɔbɛ́ha mlɩ, kpá mlɩ wá ɩsʋbɩtɩ́ ogyá ámʋ́ʋ́ ɩtamaduntɔ ámʋ? </text:span><text:span text:style-name="span_.nko_Paragraph_scrSection_columns_scrBook_scrBody"> <text:span text:style-name="VerseNumber_.nko_Paragraph_scrSection_columns_scrBook_scrBody"> 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 <text:span text:style-name="VerseNumber_.nko_Paragraph_scrSection_columns_scrBook_scrBody"> 35 </text:span>Ɩ́nɩ sʋ yilé abwɛpʋ́ ámʋ́ʋ́ mlɩa mlɩ anáin mlɩlamɔ́ tsú </text:span><text:span text:style-name="SeeInGlossary_.nko_Paragraph_scrSection_columns_scrBook_scrBody">Habelsʋ</text:span><text:span text:style-name="span_.nko_Paragraph_scrSection_columns_scrBook_scrBody"> bɔfʋn Sakaria, ogyi Barakia mʋ bi ámʋ́ʋ́ mlɩlɔ́mɔ Bulu ɔtswɛ́kpa obu mʋ́a </text:span><text:span text:style-name="SeeInGlossary_.nko_Paragraph_scrSection_columns_scrBook_scrBody">afɔdɩɛ-asubwi</text:span><text:span text:style-name="span_.nko_Paragraph_scrSection_columns_scrBook_scrBody"> amʋ nsɩnɛ́ ámʋ fɛ́ɛ́ obugya bɛ́ba mlɩsʋ. </text:span><text:span text:style-name="span_.nko_Paragraph_scrSection_columns_scrBook_scrBody"> <text:span text:style-name="VerseNumber_.nko_Paragraph_scrSection_columns_scrBook_scrBody"> 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 <text:span text:style-name="VerseNumber_.nko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 <text:span text:style-name="VerseNumber_.nko_Paragraph_scrSection_columns_scrBook_scrBody"> 38 </text:span>Mlɩkɩ, Bulu obési mlɩ ɔtswɛ́kpa tswɩ mlɩ, ɩbɛ́dɩ kpan. </text:span><text:span text:style-name="span_.nko_Paragraph_scrSection_columns_scrBook_scrBody"> <text:span text:style-name="VerseNumber_.nko_Paragraph_scrSection_columns_scrBook_scrBody"> 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copyright_scrBody" style:family="paragraph" style:parent-style-name="scrBody" style:master-page-name="CopyRight_20_Page">
      <style:paragraph-properties fo:text-align="left"/>
      <style:text-properties fo:font-size="1pt" style:font-size-complex="1pt" fo:font-family="Times New Roman" style:font-name-complex="Times New Roman"/>
    </style:style>
    <style:style xmlns:style="urn:oasis:names:tc:opendocument:xmlns:style:1.0" style:name="div_div_scrBody" style:family="paragraph" style:parent-style-name="div_scrBody"/>
    <style:style xmlns:style="urn:oasis:names:tc:opendocument:xmlns:style:1.0" style:name="FrontMatter_div_div_scrBody" style:family="paragraph" style:parent-style-name="div_div_scrBody">
      <style:paragraph-properties fo:margin-left="12pt" fo:margin-right="12pt" style:writing-mode="lr-tb" fo:text-align="left"/>
    </style:style>
    <style:style xmlns:style="urn:oasis:names:tc:opendocument:xmlns:style:1.0" style:name="LHeading_FrontMatter_div_div_scrBody" style:family="text" style:parent-style-name="FrontMatter_div_div_scrBody">
      <style:text-properties fo:font-size="18pt" style:font-size-complex="18pt" fo:font-weight="700" style:font-weight-complex="700" fo:font-family="Times New Roman" style:font-name-complex="Times New Roman"/>
    </style:style>
    <style:style xmlns:style="urn:oasis:names:tc:opendocument:xmlns:style:1.0" style:name="LText_FrontMatter_div_div_scrBody" style:family="text" style:parent-style-name="FrontMatter_div_div_scrBody">
      <style:text-properties fo:font-size="12pt" style:font-size-complex="12pt" fo:font-style="italic" fo:font-family="Times New Roman" style:font-name-complex="Times New Roman"/>
    </style:style>
    <style:style xmlns:style="urn:oasis:names:tc:opendocument:xmlns:style:1.0" style:name="span_LText_FrontMatter_div_div_scrBody" style:family="text" style:parent-style-name="LText_FrontMatter_div_div_scrBody"/>
    <style:style xmlns:style="urn:oasis:names:tc:opendocument:xmlns:style:1.0" style:name="LText_div_div_scrBody" style:family="text" style:parent-style-name="div_div_scrBody">
      <style:text-properties fo:font-size="12pt" style:font-size-complex="12pt" fo:font-style="italic" fo:font-family="Times New Roman" style:font-name-complex="Times New Roman"/>
    </style:style>
    <style:style xmlns:style="urn:oasis:names:tc:opendocument:xmlns:style:1.0" style:name="div_FrontMatter_div_div_scrBody" style:family="paragraph" style:parent-style-name="FrontMatter_div_div_scrBody"/>
    <style:style xmlns:style="urn:oasis:names:tc:opendocument:xmlns:style:1.0" style:name="dummyTOC_scrBody" style:family="paragraph" style:parent-style-name="scrBody">
      <style:paragraph-properties fo:break-after="page"/>
      <style:text-properties fo:font-size="1pt" style:font-size-complex="1pt"/>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nko_scrBook_scrBody" style:family="text" style:parent-style-name="scrBook_scrBody">
      <style:text-properties text:display="inline" fo:font-size="0pt" style:font-size-complex="0pt" fo:color="#ffffff" fo:language="zxx" fo:country="none"/>
    </style:style>
    <style:style xmlns:style="urn:oasis:names:tc:opendocument:xmlns:style:1.0" style:name="scrBookCode_.nko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style:font-name-complex="Charis SIL" fo:font-weight="700" style:font-weight-complex="700" fo:font-style="normal" fo:font-size="22pt" style:font-size-complex="22pt"/>
    </style:style>
    <style:style xmlns:style="urn:oasis:names:tc:opendocument:xmlns:style:1.0" style:name="TitleSecondary_.nko_TitleMain_scrBook_scrBody" style:family="paragraph" style:parent-style-name="TitleMain_scrBook_scrBody">
      <style:paragraph-properties fo:margin-left="0pt" fo:text-indent="0pt"/>
      <style:text-properties fo:font-family="Charis SIL" style:font-name-complex="Charis SIL" fo:font-size="14pt" style:font-size-complex="14pt" text:display="block" fo:language="zxx" fo:country="none"/>
    </style:style>
    <style:style xmlns:style="urn:oasis:names:tc:opendocument:xmlns:style:1.0" style:name="span_.nko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style:font-name-complex="Charis SIL" fo:font-weight="700" style:font-weight-complex="700" fo:font-style="normal" fo:font-size="11pt" style:font-size-complex="11pt"/>
    </style:style>
    <style:style xmlns:style="urn:oasis:names:tc:opendocument:xmlns:style:1.0" style:name="span_.nko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style:font-name-complex="Charis SIL" fo:font-weight="400" style:font-weight-complex="400" fo:font-style="italic" fo:font-size="11pt" style:font-size-complex="11pt"/>
    </style:style>
    <style:style xmlns:style="urn:oasis:names:tc:opendocument:xmlns:style:1.0" style:name="span_.nko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nko_Paragraph1_scrSection_columns_scrBook_scrBody" style:family="text" style:parent-style-name="Paragraph1_scrSection_columns_scrBook_scrBody">
      <style:text-properties fo:font-family="Charis SIL" style:font-name-complex="Charis SIL" fo:font-weight="700" style:font-weight-complex="700" fo:country="none" fo:language="zxx"/>
    </style:style>
    <style:style xmlns:style="urn:oasis:names:tc:opendocument:xmlns:style:1.0" style:name="VerseNumber1_.nko_Paragraph1_scrSection_columns_scrBook_scrBody" style:family="text" style:parent-style-name="Paragraph1_scrSection_columns_scrBook_scrBody">
      <style:text-properties text:display="none" fo:language="zxx" fo:country="none"/>
    </style:style>
    <style:style xmlns:style="urn:oasis:names:tc:opendocument:xmlns:style:1.0" style:name="span_.nko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family="Charis SIL" style:font-name-complex="Charis SIL" text:display="prince-footnote" fo:font-size="9pt" style:font-size-complex="9pt"/>
    </style:style>
    <style:style xmlns:style="urn:oasis:names:tc:opendocument:xmlns:style:1.0" style:name="AlternateReading_.nko_NoteGeneralParagraph_Paragraph1_scrSection_columns_scrBook_scrBody" style:family="text" style:parent-style-name="NoteGeneralParagraph_Paragraph1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nko_Paragraph1_scrSection_columns_scrBook_scrBody" style:family="text" style:parent-style-name="Paragraph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family="Charis SIL" style:font-name-complex="Charis SIL" fo:font-size="11pt" style:font-size-complex="11pt"/>
    </style:style>
    <style:style xmlns:style="urn:oasis:names:tc:opendocument:xmlns:style:1.0" style:name="VerseNumber_.nko_Paragraph_scrSection_columns_scrBook_scrBody" style:family="text" style:parent-style-name="Paragraph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VerseNumber_.nko_Line1_scrSection_columns_scrBook_scrBody" style:family="text" style:parent-style-name="Line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Line1_scrSection_columns_scrBook_scrBody" style:family="text" style:parent-style-name="Line1_scrSection_columns_scrBook_scrBody">
      <style:text-properties fo:language="zxx" fo:country="none"/>
    </style:style>
    <style:style xmlns:style="urn:oasis:names:tc:opendocument:xmlns:style:1.0" style:name="SeeInGlossary_.nko_Line1_scrSection_columns_scrBook_scrBody" style:family="text" style:parent-style-name="Line1_scrSection_columns_scrBook_scrBody">
      <style:text-properties fo:font-family="Charis SIL" style:font-name-complex="Charis SIL"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span_.nko_Line2_scrSection_columns_scrBook_scrBody" style:family="text" style:parent-style-name="Line2_scrSection_columns_scrBook_scrBody">
      <style:text-properties fo:language="zxx" fo:country="none"/>
    </style:style>
    <style:style xmlns:style="urn:oasis:names:tc:opendocument:xmlns:style:1.0" style:name="SeeInGlossary_.nko_Paragraph_scrSection_columns_scrBook_scrBody" style:family="text" style:parent-style-name="Paragraph_scrSection_columns_scrBook_scrBody">
      <style:text-properties fo:font-family="Charis SIL" style:font-name-complex="Charis SIL" fo:color="#0000ff"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fo:font-family="Charis SIL" style:font-name-complex="Charis SIL" text:display="prince-footnote" fo:font-size="9pt" style:font-size-complex="9pt"/>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VerseNumber_.nko_ParagraphContinuation_scrSection_columns_scrBook_scrBody" style:family="text" style:parent-style-name="ParagraphContinuation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enter_Paragraph1_scrSection_columns_scrBook_scrBody" style:family="paragraph" style:parent-style-name="Paragraph1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language="zxx" fo:country="none"/>
    </style:style>
    <style:style xmlns:style="urn:oasis:names:tc:opendocument:xmlns:style:1.0" style:name="AlternateReading_.nko_NoteGeneralParagraph_Paragraph_scrSection_columns_scrBook_scrBody" style:family="text" style:parent-style-name="NoteGeneralParagraph_Paragraph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copyright" style:family="paragraph" style:parent-style-name="none">
      <style:paragraph-properties fo:text-align="left"/>
      <style:text-properties fo:font-size="1pt" fo:font-family="Times New Roman"/>
    </style:style>
    <style:style style:name="LHeading" style:family="paragraph" style:parent-style-name="none">
      <style:paragraph-properties style:line-height-at-least="14pt" fo:margin-bottom="18pt"/>
      <style:text-properties fo:font-size="18pt" fo:font-weight="700" fo:font-family="Times New Roman"/>
    </style:style>
    <style:style style:name="LText" style:family="paragraph" style:parent-style-name="none">
      <style:text-properties fo:font-size="12pt" fo:font-style="italic" fo:font-family="Times New Roman"/>
    </style:style>
    <style:style style:name="dummyTOC" style:family="paragraph" style:parent-style-name="none">
      <style:paragraph-properties fo:break-after="page"/>
      <style:text-properties fo:font-size="1pt"/>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fo:float="footnote"/>
      <style:text-properties fo:font-family="Charis SIL" fo:font-weight="700" fo:font-style="italic" text:display="prince-footnote"/>
    </style:style>
    <style:style style:family="paragraph" style:name="ChapterNumber2"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style:name="columns" style:family="paragraph" style:parent-style-name="none">
      <style:paragraph-properties style:line-height-at-least="13pt"/>
      <style:text-properties fo:font-size="11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fo:font-size="11pt"/>
    </style:style>
    <style:style style:name="NoteGeneralParagraph" style:family="paragraph" style:parent-style-name="none">
      <style:paragraph-properties style:line-height-at-least="100%" fo:text-indent="1pt" fo:margin-left="0pt" fo:float="footnote"/>
      <style:text-properties fo:font-family="Charis SIL" text:display="prince-footnote" fo:font-size="9pt"/>
    </style:style>
    <style:style style:name="NoteGeneralParagraph..footnote-call" style:family="text" style:parent-style-name="none">
      <style:text-properties fo:color="#800080" fo:font-size="11pt" style:text-position="super 55%" fo:font-family="Charis SIL" text:display="prince-footnote"/>
    </style:style>
    <style:style style:name="NoteGeneralParagraph..footnote-marker" style:family="text" style:parent-style-name="none">
      <style:text-properties fo:font-weight="700" fo:font-size="6pt" fo:font-family="Charis SIL" text:display="prince-footnote"/>
    </style:style>
    <style:style style:name="Paragraph" style:family="paragraph" style:parent-style-name="none">
      <style:paragraph-properties fo:text-indent="12pt" fo:margin-left="0pt" fo:orphans="2" fo:widows="2"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fo:font-weight="400" fo:font-style="italic" fo:font-size="11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paragraph-properties fo:break-before="page"/>
      <style:text-properties text:display="inline" fo:font-size="0pt" fo:color="#ffffff"/>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fo:font-weight="700" fo:font-style="normal" fo:font-size="11pt"/>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fo:font-weight="700" fo:font-style="normal" fo:font-size="22pt"/>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1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line-height-at-least="13pt"/>
      <style:text-properties fo:font-size="11pt"/>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iot" style:family="paragraph" style:parent-style-name="none">
      <style:paragraph-properties style:line-height-at-least="13pt" fo:keep-with-next="always" fo:widows="2"/>
      <style:text-properties fo:font-size="11pt"/>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1"/>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1"/>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size="12pt"/>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fo:font-family="Charis SIL" style:font-name-complex="Charis SIL" style:writing-mode="lr-tb" fo:font-size="12pt" content="string(booknamefirst) string(chapterfirst)"/>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style:writing-mode="lr-tb" fo:font-size="12pt" content="string(booknamelast) string(chapterlas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1"/>
    </style:style>
    <style:style style:name="MT3" style:family="text">
      <style:text-properties style:font-name="Charis SIL" style:font-name-asian="Charis SIL" style:font-name-complex="Charis SIL" fo:font-size="11"/>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CopyRight_20_Page" style:page-layout-name="pm7"/>
    <style:master-page style:name="CopyRight_20_Page" style:display-name="CopyRight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2-27T17:13:49</meta:creation-date>
    <dc:creator>Samdoss</dc:creator>
    <dc:date>2017-02-27T17:13:49</dc:date>
    <dc:description>Nkonya SampleDescription</dc:description>
    <dc:subject>Bible</dc:subject>
    <dc:title/>
    <meta:editing-cycles>1</meta:editing-cycles>
    <meta:editing-duration>PT2M27S</meta:editing-duration>
    <meta:user-defined meta:name="Author">Nkonya SampleCreator</meta:user-defined>
    <meta:user-defined meta:name="Publisher">Nkony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XhtmlExport\TestFiles\output\Nkonya Sample\PreserveNkonya Sample"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